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Calcita idiomorf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Idiomorfas con hábito tabular o laminar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 - medio, variable al girar la platina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Visible, romboédric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4º orden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Polisintético lamin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9" table:style-name="ce6">
            <text:p>9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Minerales opacos 10%</text:p>
          </table:table-cell>
          <table:table-cell table:number-columns-repeated="16382"/>
        </table:table-row>
        <table:table-row table:number-rows-repeated="1048575" table:style-name="ro7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cas generales del mineral</text:p>
          </table:table-cell>
          <table:table-cell office:value-type="string" table:style-name="ce3">
            <text:p>Calcit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CaCO<text:span text:style-name="T1">3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10">
            <text:p>Muy variadas, generalmente escalenoedros o cristales con habito prismático. También columnares, aciculares, radiales, estalactiticas, botroidales, fósil, entre otra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Bajo - moderado, varia al girar la plati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n</text:p>
          </table:table-cell>
          <table:table-cell office:value-type="string" table:style-name="ce5">
            <text:p>Romboédrica siempre visible excepto en los agregados micríticos {10Ῑ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4º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Polisintético lamin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19:50:10Z</dc:date>
    <meta:editing-cycles>5</meta:editing-cycles>
    <meta:editing-duration>PT1353S</meta:editing-duration>
  </office:meta>
</office:document-meta>
</file>